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10-07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4-23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5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048" calcext:value-type="float">
            <text:p>15.2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048" calcext:value-type="float">
            <text:p>15.2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048" calcext:value-type="float">
            <text:p>15.2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4-19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4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048" calcext:value-type="float">
            <text:p>15.2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048" calcext:value-type="float">
            <text:p>15.2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048" calcext:value-type="float">
            <text:p>15.2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3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048" calcext:value-type="float">
            <text:p>15.2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048" calcext:value-type="float">
            <text:p>15.2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048" calcext:value-type="float">
            <text:p>15.2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048" calcext:value-type="float">
            <text:p>15.2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2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1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64" calcext:value-type="float">
            <text:p>15.4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2984" calcext:value-type="float">
            <text:p>15.4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41</text:p>
          </table:table-cell>
          <table:table-cell office:value-type="string" calcext:value-type="string">
            <text:p>40W-q9</text:p>
          </table:table-cell>
          <table:table-cell office:value-type="string" calcext:value-type="string">
            <text:p>2020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4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714" meta:object-count="0"/>
    <meta:user-defined meta:name="AppVersion">3.0</meta:user-defined>
  </office:meta>
</office:document-meta>
</file>